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b_Basic_20_Paragraph_5d_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vertical-align="middle"/>
    </style:style>
    <style:style style:name="P2" style:family="paragraph" style:parent-style-name="_5b_Basic_20_Paragraph_5d_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vertical-align="middle"/>
      <style:text-properties fo:color="#000000" style:text-line-through-style="none" style:text-line-through-type="none" style:font-name="Minion Pro" fo:font-size="12pt" fo:letter-spacing="normal" fo:language="en" fo:country="US" fo:font-style="normal" style:text-underline-style="none" fo:font-weight="normal" style:font-size-asian="12pt" style:font-style-asian="normal" style:font-weight-asian="normal" style:text-emphasize="none" style:text-scale="100%"/>
    </style:style>
    <style:style style:name="T1" style:family="text">
      <style:text-properties fo:color="#000000" style:text-line-through-style="none" style:text-line-through-type="none" style:font-name="Minion Pro" fo:font-size="12pt" fo:letter-spacing="normal" fo:language="en" fo:country="US" fo:font-style="normal" style:text-underline-style="none" fo:font-weight="normal" style:font-size-asian="12pt" style:font-style-asian="normal" style:font-weight-asian="normal" style:text-emphasize="none" style:text-scale="100%"/>
    </style:style>
    <style:style style:name="T2" style:family="text">
      <style:text-properties fo:language="en" fo:country="US"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LICE OG GIPSA <text:s text:c="21"/>Cena u odnosu na materijal</text:span></text:p>
      <text:p text:style-name="P2"/>
      <text:p text:style-name="P1"><text:span text:style-name="T1">Malo kompleksnije za izradu od samih zidova i spuštenih plafona.</text:span></text:p>
      <text:p text:style-name="P1"><text:span text:style-name="T1">Cena ovih polica stoga je i veća, krece se od 18-30e u zavisnosti od kompleksnosti iste.</text:span></text:p>
      <text:p text:style-name="P2"/>
      <text:p text:style-name="P1"><text:span text:style-name="T1">Rade se od raznih profila.</text:span></text:p>
      <text:p text:style-name="P1"><text:span text:style-name="T1">Malo ćemo preciznije navesti profile koji se koriste </text:span></text:p>
      <text:p text:style-name="P1"><text:span text:style-name="T1">Evo nekih osnovnih profila koji se koriste u suvoj gradnji, tj u montaži gips-karton ploča </text:span></text:p>
      <text:p text:style-name="P1"><text:span text:style-name="T1"><text:s/>1.UD </text:span></text:p>
      <text:p text:style-name="P1"><text:span text:style-name="T1"><text:s/>2. CD</text:span></text:p>
      <text:p text:style-name="P1"><text:span text:style-name="T1"><text:s/>3. CW</text:span></text:p>
      <text:p text:style-name="P1"><text:span text:style-name="T1"><text:s/>4. UW </text:span></text:p>
      <text:p text:style-name="P1"><text:span text:style-name="T1"><text:s text:c="94"/>5. UA </text:span></text:p>
      <text:p text:style-name="P1"><text:span text:style-name="T1">1. UD -to je profil sa dimenzjama 26mm širine namenjen je pretežno za montažu plafonske pod konstrukcije ali se koristi i za grede,stubove,i osale <text:s text:c="29"/>namene </text:span></text:p>
      <text:p text:style-name="P1"><text:span text:style-name="T1">2.CD je profil koji ima dimenzije 26x56mm (ima i užih u zavisnosti koji je proizvođač ali je debljina uvek 26mm) i on se koristi za plafone uklapanjem <text:s text:c="31"/>jednog u drugi CD ulazi u UD profil</text:span></text:p>
      <text:p text:style-name="P1"><text:span text:style-name="T1">3. CW je profil koji se koristi za pregradne zidove i ima ih u raznim širinama u zavisnosti koja je debljina zida potrebna, 50,75,100 mm </text:span></text:p>
      <text:p text:style-name="P1"><text:span text:style-name="T1">4 UW je zidni profil koji se koristi za formiranje konstrukcije . UW se postavlja na pod i plafon i u njega se ubacuje CW. UW se takođe proizvodi u dim. <text:s text:c="30"/>50,75,100mm </text:span></text:p>
      <text:p text:style-name="P1"><text:span text:style-name="T1">5 UA je profil koji se koristi pretežno za montažu vrata odnosno otvora u kojima će biti ugrađena vrata i on je debljine 2 mm a širine 50,75,100 mm. <text:s text:c="33"/>koristi se ako je otvor širi od 140cm ili ako je krilo teže od 25 kg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5b_No_20_Paragraph_20_Style_5d_" style:display-name="[No Paragraph Style]" style:family="paragraph" style:default-outline-level="">
      <style:paragraph-properties fo:margin-left="0in" fo:margin-right="0in" fo:margin-top="0in" fo:margin-bottom="0in" loext:contextual-spacing="false" fo:line-height="120%" fo:text-align="start" style:justify-single-word="false" fo:orphans="2" fo:widows="2" fo:text-indent="0in" style:auto-text-indent="false" style:vertical-align="middle" style:writing-mode="lr-tb"/>
      <style:text-properties fo:color="#000000" style:text-line-through-style="none" style:text-line-through-type="none" style:font-name="Minion Pro" fo:font-family="'Minion Pro'" style:font-family-generic="roman" style:font-pitch="variable" fo:font-size="12pt" fo:letter-spacing="normal" fo:language="en" fo:country="US" fo:font-style="normal" style:text-underline-style="none" fo:font-weight="normal" style:font-size-asian="12pt" style:font-style-asian="normal" style:font-weight-asian="normal" style:text-emphasize="none" style:text-scale="100%"/>
    </style:style>
    <style:style style:name="_5b_Basic_20_Paragraph_5d_" style:display-name="[Basic Paragraph]" style:family="paragraph" style:parent-style-name="_5b_No_20_Paragraph_20_Style_5d_" style:default-outline-level="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vertical-align="middle"/>
      <style:text-properties fo:color="#000000" style:text-line-through-style="none" style:text-line-through-type="none" style:font-name="Minion Pro" fo:font-family="'Minion Pro'" style:font-family-generic="roman" style:font-pitch="variable" fo:font-size="12pt" fo:letter-spacing="normal" fo:language="en" fo:country="US" fo:font-style="normal" style:text-underline-style="none" fo:font-weight="normal" style:font-size-asian="12pt" style:font-style-asian="normal" style:font-weight-asian="normal" style:text-emphasize="none" style:text-scale="100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4:49:23.028000000</meta:creation-date>
    <dc:date>2016-12-06T14:50:15.413000000</dc:date>
    <meta:editing-duration>PT57S</meta:editing-duration>
    <meta:editing-cycles>1</meta:editing-cycles>
    <meta:document-statistic meta:table-count="0" meta:image-count="0" meta:object-count="0" meta:page-count="1" meta:paragraph-count="16" meta:word-count="233" meta:character-count="1493" meta:non-whitespace-character-count="1026"/>
    <meta:generator>LibreOffice/4.4.3.2$Windows_x86 LibreOffice_project/88805f81e9fe61362df02b9941de8e38a9b5fd16</meta:generator>
  </office:meta>
</office:document-meta>
</file>